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B000002225DA8E24A.png" manifest:media-type="image/png"/>
  <manifest:file-entry manifest:full-path="Pictures/100000010000013D0000038328F5A84C.png" manifest:media-type="image/png"/>
  <manifest:file-entry manifest:full-path="Pictures/100000010000077F00000602BBB26A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5965" officeooo:paragraph-rsid="0011596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x="3.6945in" svg:y="0.2535in" svg:width="3.0272in" svg:height="3.078in" draw:z-index="0"><draw:image xlink:href="Pictures/100000010000077F00000602BBB26AAB.png" xlink:type="simple" xlink:show="embed" xlink:actuate="onLoad" draw:mime-type="image/png"/></draw:frame><draw:frame draw:style-name="fr1" draw:name="Image2" text:anchor-type="char" svg:x="0.1583in" svg:y="0.2917in" svg:width="3.302in" svg:height="9.3646in" draw:z-index="1"><draw:image xlink:href="Pictures/100000010000013D0000038328F5A84C.png" xlink:type="simple" xlink:show="embed" xlink:actuate="onLoad" draw:mime-type="image/png"/></draw:frame><draw:frame draw:style-name="fr1" draw:name="Image3" text:anchor-type="char" svg:x="3.5035in" svg:y="3.7016in" svg:width="3.4236in" svg:height="4.9319in" draw:z-index="2"><draw:image xlink:href="Pictures/100000010000017B000002225DA8E24A.png" xlink:type="simple" xlink:show="embed" xlink:actuate="onLoad" draw:mime-type="image/png"/></draw:frame>HOTEL MANAGEMENT SYSTE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0:18:54.585473645</meta:creation-date>
    <meta:editing-duration>PT1M10S</meta:editing-duration>
    <meta:editing-cycles>2</meta:editing-cycles>
    <meta:generator>LibreOffice/24.2.7.2$Linux_X86_64 LibreOffice_project/420$Build-2</meta:generator>
    <dc:date>2025-07-03T10:19:44.300837576</dc:date>
    <meta:document-statistic meta:table-count="0" meta:image-count="3" meta:object-count="0" meta:page-count="1" meta:paragraph-count="1" meta:word-count="3" meta:character-count="23" meta:non-whitespace-character-count="21"/>
  </office:meta>
</office:document-meta>
</file>